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7.582cm" style:rel-column-width="40430*"/>
    </style:style>
    <style:style style:name="Tabella1.B" style:family="table-column">
      <style:table-column-properties style:column-width="1.729cm" style:rel-column-width="3975*"/>
    </style:style>
    <style:style style:name="Tabella1.F" style:family="table-column">
      <style:table-column-properties style:column-width="1.889cm" style:rel-column-width="4344*"/>
    </style:style>
    <style:style style:name="Tabella1.G" style:family="table-column">
      <style:table-column-properties style:column-width="2.115cm" style:rel-column-width="4861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39fe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b208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87c2cc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42d42" officeooo:paragraph-rsid="009ce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b5db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9ce5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9" style:family="text">
      <style:text-properties officeooo:rsid="0099ab1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3c366e"/>
    </style:style>
    <style:style style:name="T12" style:family="text">
      <style:text-properties officeooo:rsid="0080c8fe"/>
    </style:style>
    <style:style style:name="T13" style:family="text">
      <style:text-properties officeooo:rsid="00906ded"/>
    </style:style>
    <style:style style:name="T14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T15" style:family="text">
      <style:text-properties officeooo:rsid="00942d42"/>
    </style:style>
    <style:style style:name="T16" style:family="text">
      <style:text-properties officeooo:rsid="00998314"/>
    </style:style>
    <style:style style:name="T17" style:family="text">
      <style:text-properties fo:font-weight="normal" officeooo:rsid="003c366e" style:font-weight-asian="normal" style:font-weight-complex="normal"/>
    </style:style>
    <style:style style:name="T18" style:family="text">
      <style:text-properties officeooo:rsid="009d4c3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4"/>
        <table:table-column table:style-name="Tabella1.F"/>
        <table:table-column table:style-name="Tabella1.G"/>
        <table:table-header-rows>
          <table:table-row table:style-name="Tabella1.1">
            <table:table-cell table:style-name="Tabella1.A1" table:number-columns-spanned="6" office:value-type="string">
              <text:p text:style-name="P22"><text:span text:style-name="T4">Produzione: </text:span><text:span text:style-name="T14"><text:placeholder text:placeholder-type="text">&lt;mrp.name&gt;</text:placeholder></text:span><text:span text:style-name="T3"> </text:span><text:span text:style-name="T5">Pianificata dal: </text:span><text:span text:style-name="T14"><text:placeholder text:placeholder-type="text">&lt;mrp.date_planned&gt;</text:placeholder></text:span><text:span text:style-name="T3"> </text:span><text:span text:style-name="T6">Famiglia: </text:span><text:span text:style-name="T14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5"><text:placeholder text:placeholder-type="text">&lt;if test="mrp_status == 'green'"&gt;</text:placeholder><text:span text:style-name="T13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3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9">Semilavorati</text:p>
            </table:table-cell>
            <table:table-cell table:style-name="Tabella1.A2" office:value-type="string">
              <text:p text:style-name="P23">Fabbis.</text:p>
            </table:table-cell>
            <table:table-cell table:style-name="Tabella1.A2" office:value-type="string">
              <text:p text:style-name="P11"><text:span text:style-name="T15">Residuo</text:span>*</text:p>
            </table:table-cell>
            <table:table-cell table:style-name="Tabella1.A2" office:value-type="string">
              <text:p text:style-name="P10"><text:span text:style-name="T16">Fabbis.</text:span> per<text:span text:style-name="T12">iodo</text:span></text:p>
            </table:table-cell>
            <table:table-cell table:style-name="Tabella1.A2" office:value-type="string">
              <text:p text:style-name="P10">O<text:span text:style-name="T15">rdini <text:line-break/>Fornitore</text:span></text:p>
            </table:table-cell>
            <table:table-cell table:style-name="Tabella1.A2" office:value-type="string">
              <text:p text:style-name="P12">Arrivi</text:p>
            </table:table-cell>
            <table:table-cell table:style-name="Tabella1.G2" office:value-type="string">
              <text:p text:style-name="P8">Stato</text:p>
            </table:table-cell>
          </table:table-row>
        </table:table-header-rows>
        <table:table-row table:style-name="Tabella1.1">
          <table:table-cell table:style-name="Tabella1.A3" table:number-columns-spanned="7" office:value-type="string">
            <text:p text:style-name="P14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24"><text:span text:style-name="T11"><text:placeholder text:placeholder-type="text">&lt;item[0].default_code&gt;</text:placeholder></text:span><text:span text:style-name="T11"> - </text:span><text:span text:style-name="T11"><text:placeholder text:placeholder-type="text">&lt;item[0].name&gt;</text:placeholder></text:span><text:span text:style-name="T11"> (</text:span><text:span text:style-name="T11"><text:placeholder text:placeholder-type="text">&lt;item[0].first_supplier_id.name or '/'&gt;</text:placeholder></text:span><text:span text:style-name="T11">)</text:span></text:p>
          </table:table-cell>
          <table:table-cell table:style-name="Tabella1.A4" office:value-type="string">
            <text:p text:style-name="P25"><text:placeholder text:placeholder-type="text">&lt;int(item[1])&gt;</text:placeholder></text:p>
          </table:table-cell>
          <table:table-cell table:style-name="Tabella1.A4" office:value-type="string">
            <text:p text:style-name="P17"><text:placeholder text:placeholder-type="text">&lt;int(item[2])&gt;</text:placeholder></text:p>
          </table:table-cell>
          <table:table-cell table:style-name="Tabella1.A4" office:value-type="string">
            <text:p text:style-name="P18"><text:placeholder text:placeholder-type="text">&lt;int(item[3])&gt;</text:placeholder></text:p>
          </table:table-cell>
          <table:table-cell table:style-name="Tabella1.A4" office:value-type="string">
            <text:p text:style-name="P19"><text:placeholder text:placeholder-type="text">&lt;int(item[4])&gt;</text:placeholder></text:p>
          </table:table-cell>
          <table:table-cell table:style-name="Tabella1.A4" office:value-type="string">
            <text:p text:style-name="P20"><text:placeholder text:placeholder-type="text">&lt;item[6].strip()&gt;</text:placeholder></text:p>
          </table:table-cell>
          <table:table-cell table:style-name="Tabella1.G4" office:value-type="string">
            <text:p text:style-name="P16"><text:placeholder text:placeholder-type="text">&lt;if test="item[5] == 'green'"&gt;</text:placeholder><text:span text:style-name="T13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3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1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officeooo:rsid="009d4c3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<text:span text:style-name="MT4">Residuo</text:span> è lo stato magazzino <text:span text:style-name="MT5">dopo lo scarico</text:span> dell'attuale produzione <text:span text:style-name="MT6">(stato magazzino – scarico produzioni chiuse – attuale fabbisogno produzione)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22T19:38:41.402863319</dc:date>
    <dc:creator>thebrush </dc:creator>
    <meta:editing-duration>PT18H43M57S</meta:editing-duration>
    <meta:editing-cycles>139</meta:editing-cycles>
    <meta:document-statistic meta:table-count="1" meta:image-count="6" meta:object-count="0" meta:page-count="2" meta:paragraph-count="25" meta:word-count="102" meta:character-count="948" meta:non-whitespace-character-count="822"/>
  </office:meta>
</office:document-meta>
</file>